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1.401cm" fo:min-width="3.9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484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dash" draw:stroke-dash="Ultrafine_20_Dashed" svg:stroke-color="#b2b2b2" draw:fill-color="#ffffff" draw:textarea-horizontal-align="justify" draw:textarea-vertical-align="middle" draw:auto-grow-height="false" fo:min-height="5.338cm" fo:min-width="8.00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cccccc" draw:fill-color="#ffffff" draw:textarea-horizontal-align="justify" draw:textarea-vertical-align="middle" draw:auto-grow-height="false" fo:min-height="1.401cm" fo:min-width="7.247cm"/>
    </style:style>
    <style:style style:name="gr7" style:family="graphic" style:parent-style-name="standard">
      <style:graphic-properties svg:stroke-color="#cccccc" draw:fill-color="#ffffff" draw:textarea-horizontal-align="justify" draw:textarea-vertical-align="middle" draw:auto-grow-height="false" fo:min-height="1.401cm" fo:min-width="7.247cm"/>
    </style:style>
    <style:style style:name="gr8" style:family="graphic" style:parent-style-name="standard">
      <style:graphic-properties svg:stroke-color="#cccccc" draw:fill-color="#ffffff" draw:textarea-horizontal-align="justify" draw:textarea-vertical-align="middle" draw:auto-grow-height="false" fo:min-height="1.401cm" fo:min-width="5.215cm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standard">
      <style:graphic-properties svg:stroke-color="#cccccc" draw:fill-color="#ffffff" draw:textarea-horizontal-align="justify" draw:textarea-vertical-align="middle" draw:auto-grow-height="false" fo:min-height="1.401cm" fo:min-width="5.977cm"/>
    </style:style>
    <style:style style:name="gr11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13cm"/>
    </style:style>
    <style:style style:name="gr13" style:family="graphic" style:parent-style-name="standard">
      <style:graphic-properties svg:stroke-color="#cccccc" draw:fill-color="#ffffff" draw:textarea-horizontal-align="justify" draw:textarea-vertical-align="middle" draw:auto-grow-height="false" fo:min-height="10.164cm" fo:min-width="10.5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366cm"/>
    </style:style>
    <style:style style:name="gr15" style:family="graphic" style:parent-style-name="standard">
      <style:graphic-properties svg:stroke-color="#cccccc" draw:fill-color="#ffffff" draw:textarea-horizontal-align="justify" draw:textarea-vertical-align="middle" draw:auto-grow-height="false" fo:min-height="1.457cm" fo:min-width="1.476cm"/>
    </style:style>
    <style:style style:name="gr16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17cm"/>
    </style:style>
    <style:style style:name="gr20" style:family="graphic" style:parent-style-name="standard">
      <style:graphic-properties svg:stroke-color="#111111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92cm"/>
    </style:style>
    <style:style style:name="P1" style:family="paragraph">
      <style:paragraph-properties fo:text-align="center"/>
      <style:text-properties style:font-name="DejaVu Sans Mono" fo:font-size="10pt"/>
    </style:style>
    <style:style style:name="P2" style:family="paragraph">
      <loext:graphic-properties draw:fill-color="#ffffff"/>
      <style:paragraph-properties fo:text-align="center"/>
      <style:text-properties style:font-name="DejaVu Sans Mono" fo:font-size="10pt"/>
    </style:style>
    <style:style style:name="P3" style:family="paragraph">
      <style:text-properties style:font-name="DejaVu Sans Mono" fo:font-size="10pt"/>
    </style:style>
    <style:style style:name="P4" style:family="paragraph">
      <loext:graphic-properties draw:fill="none" draw:fill-color="#ffffff"/>
      <style:text-properties style:font-name="DejaVu Sans Mono" fo:font-size="10pt"/>
    </style:style>
    <style:style style:name="P5" style:family="paragraph">
      <loext:graphic-properties draw:fill="none"/>
      <style:paragraph-properties fo:text-align="center"/>
      <style:text-properties style:font-name="DejaVu Sans Mono" fo:font-size="8pt"/>
    </style:style>
    <style:style style:name="P6" style:family="paragraph">
      <loext:graphic-properties draw:fill-color="#ffffff"/>
      <style:paragraph-properties fo:text-align="center"/>
      <style:text-properties style:font-name="DejaVu Sans Mono" fo:font-size="8pt"/>
    </style:style>
    <style:style style:name="P7" style:family="paragraph">
      <loext:graphic-properties draw:fill="none" draw:fill-color="#ffffff"/>
      <style:text-properties style:font-name="DejaVu Sans Mono" fo:font-size="10pt" style:font-size-asian="16pt" style:font-size-complex="16pt"/>
    </style:style>
    <style:style style:name="P8" style:family="paragraph">
      <loext:graphic-properties draw:fill-color="#ffffff"/>
      <style:paragraph-properties fo:text-align="center"/>
      <style:text-properties style:font-name="DejaVu Sans Mono" fo:font-size="10pt" style:font-size-asian="16pt" style:font-size-complex="16pt"/>
    </style:style>
    <style:style style:name="P9" style:family="paragraph">
      <style:text-properties style:font-name="DejaVu Sans Mono" fo:font-size="8pt"/>
    </style:style>
    <style:style style:name="P10" style:family="paragraph">
      <loext:graphic-properties draw:fill="none" draw:fill-color="#ffffff"/>
      <style:text-properties style:font-name="DejaVu Sans Mono" fo:font-size="8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>
      <loext:graphic-properties draw:fill="none" draw:fill-color="#ffffff"/>
      <style:text-properties style:font-name="DejaVu Sans Mono" fo:font-size="8pt" style:font-size-asian="10pt" style:font-size-complex="10pt"/>
    </style:style>
    <style:style style:name="P12" style:family="paragraph">
      <style:paragraph-properties fo:text-align="center"/>
      <style:text-properties style:font-name="DejaVu Sans Mono" fo:font-size="8pt"/>
    </style:style>
    <style:style style:name="T1" style:family="text">
      <style:text-properties style:font-size-asian="16pt" style:font-size-complex="16pt"/>
    </style:style>
    <style:style style:name="T2" style:family="text">
      <style:text-properties style:font-size-asian="10pt" style:font-size-complex="10pt"/>
    </style:style>
    <style:style style:name="T3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651cm" svg:x="4.048cm" svg:y="2.905cm">
          <text:p text:style-name="P1">Users</text:p>
          <draw:enhanced-geometry svg:viewBox="0 0 21600 21600" draw:type="rectangle" draw:enhanced-path="M 0 0 L 21600 0 21600 21600 0 21600 0 0 Z N"/>
        </draw:custom-shape>
        <draw:frame draw:style-name="gr2" draw:text-style-name="P4" xml:id="id2" draw:id="id2" draw:layer="layout" svg:width="5.984cm" svg:height="0.878cm" svg:x="10.891cm" svg:y="3.286cm">
          <draw:text-box>
            <text:p text:style-name="P3">http://prosviso.tk</text:p>
          </draw:text-box>
        </draw:frame>
        <draw:connector draw:style-name="gr3" draw:text-style-name="P5" draw:layer="layout" draw:type="line" svg:x1="8.493cm" svg:y1="3.73cm" svg:x2="10.891cm" svg:y2="3.725cm" draw:start-shape="id1" draw:start-glue-point="1" draw:end-shape="id2" svg:d="M8493 3730l2398-5" svg:viewBox="0 0 2399 6">
          <text:p/>
        </draw:connector>
        <draw:custom-shape draw:style-name="gr4" draw:text-style-name="P6" xml:id="id3" draw:id="id3" draw:layer="layout" svg:width="8.509cm" svg:height="5.588cm" svg:x="2.016cm" svg:y="5.953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27cm" svg:y1="4.556cm" svg:x2="6.27cm" svg:y2="5.953cm" draw:start-shape="id1" draw:start-glue-point="2" draw:end-shape="id3" draw:end-glue-point="0" svg:d="M6270 4556v1397" svg:viewBox="0 0 1 1398">
          <text:p/>
        </draw:connector>
        <draw:custom-shape draw:style-name="gr6" draw:text-style-name="P2" xml:id="id4" draw:id="id4" draw:layer="layout" svg:width="7.747cm" svg:height="1.651cm" svg:x="2.27cm" svg:y="6.461cm">
          <text:p text:style-name="P1">Google Cloud L4 LB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7.747cm" svg:height="1.651cm" svg:x="2.27cm" svg:y="9.255cm">
          <text:p text:style-name="P1">NGINX Ingress 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143cm" svg:y1="8.112cm" svg:x2="6.143cm" svg:y2="9.255cm" draw:start-shape="id4" draw:start-glue-point="2" draw:end-shape="id5" draw:end-glue-point="0" svg:d="M6143 8112v1143" svg:viewBox="0 0 1 1144">
          <text:p/>
        </draw:connector>
        <draw:custom-shape draw:style-name="gr8" draw:text-style-name="P2" xml:id="id6" draw:id="id6" draw:layer="layout" svg:width="5.715cm" svg:height="1.651cm" svg:x="13.446cm" svg:y="9.255cm">
          <text:p text:style-name="P1">Ingress Resourc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0.017cm" svg:y1="10.08cm" svg:x2="13.446cm" svg:y2="10.08cm" draw:start-shape="id5" draw:start-glue-point="1" draw:end-shape="id6" draw:end-glue-point="3" svg:d="M10017 10080h3429" svg:viewBox="0 0 3430 1">
          <text:p/>
        </draw:connector>
        <draw:custom-shape draw:style-name="gr10" draw:text-style-name="P2" xml:id="id7" draw:id="id7" draw:layer="layout" svg:width="6.477cm" svg:height="1.651cm" svg:x="1.508cm" svg:y="13.7cm">
          <text:p text:style-name="P1">Ingress default backend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6.27cm" svg:y1="11.541cm" svg:x2="4.746cm" svg:y2="13.7cm" draw:start-shape="id3" draw:start-glue-point="2" draw:end-shape="id7" draw:end-glue-point="0" svg:d="M6270 11541v1079h-1524v1080" svg:viewBox="0 0 1525 2160">
          <text:p/>
        </draw:connector>
        <draw:frame draw:style-name="gr12" draw:text-style-name="P7" draw:layer="layout" svg:width="4.913cm" svg:height="0.878cm" svg:x="1.167cm" svg:y="11.795cm">
          <draw:text-box>
            <text:p text:style-name="P3"><text:span text:style-name="T1">Unmatc</text:span><text:span text:style-name="T1">hed </text:span><text:span text:style-name="T2">traffi</text:span><text:span text:style-name="T2">c</text:span></text:p>
          </draw:text-box>
        </draw:frame>
        <draw:custom-shape draw:style-name="gr13" draw:text-style-name="P6" xml:id="id12" draw:id="id12" draw:layer="layout" svg:width="11.049cm" svg:height="10.414cm" svg:x="8.704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5.866cm" svg:height="0.878cm" svg:x="11.517cm" svg:y="11.668cm">
          <draw:text-box>
            <text:p text:style-name="P3">Requests <text:span text:style-name="T2">matchi</text:span><text:span text:style-name="T2">ng</text:span> /*</text:p>
          </draw:text-box>
        </draw:frame>
        <draw:custom-shape draw:style-name="gr15" draw:text-style-name="P2" xml:id="id11" draw:id="id11" draw:layer="layout" svg:width="2.794cm" svg:height="2.413cm" svg:x="12.811cm" svg:y="20.812cm">
          <text:p text:style-name="P1">Redi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10" draw:id="id10" draw:layer="layout" svg:width="2.794cm" svg:height="2.413cm" svg:x="16.621cm" svg:y="17.891cm">
          <text:p text:style-name="P1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8" draw:id="id8" draw:layer="layout" svg:width="2.794cm" svg:height="2.413cm" svg:x="9.128cm" svg:y="17.891cm">
          <text:p text:style-name="P1">Fl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9" draw:id="id9" draw:layer="layout" svg:width="2.794cm" svg:height="2.413cm" svg:x="12.811cm" svg:y="14.843cm">
          <text:p text:style-name="P1"><text:span text:style-name="T1">NGIN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draw:type="line" svg:x1="10.525cm" svg:y1="17.891cm" svg:x2="12.811cm" svg:y2="16.05cm" draw:start-shape="id8" draw:start-glue-point="4" draw:end-shape="id9" draw:end-glue-point="6" svg:d="M10525 17891l2286-1841" svg:viewBox="0 0 2287 1842">
          <text:p/>
        </draw:connector>
        <draw:connector draw:style-name="gr16" draw:text-style-name="P5" draw:layer="layout" draw:type="line" svg:x1="15.605cm" svg:y1="16.05cm" svg:x2="18.018cm" svg:y2="17.891cm" draw:start-shape="id9" draw:start-glue-point="10" draw:end-shape="id10" draw:end-glue-point="4" svg:d="M15605 16050l2413 1841" svg:viewBox="0 0 2414 1842">
          <text:p/>
        </draw:connector>
        <draw:connector draw:style-name="gr16" draw:text-style-name="P5" draw:layer="layout" draw:type="line" svg:x1="18.018cm" svg:y1="20.304cm" svg:x2="15.605cm" svg:y2="22.019cm" draw:start-shape="id10" draw:start-glue-point="8" draw:end-shape="id11" draw:end-glue-point="10" svg:d="M18018 20304l-2413 1715" svg:viewBox="0 0 2414 1716">
          <text:p/>
        </draw:connector>
        <draw:connector draw:style-name="gr16" draw:text-style-name="P5" draw:layer="layout" draw:type="line" svg:x1="11.922cm" svg:y1="19.098cm" svg:x2="16.621cm" svg:y2="19.097cm" draw:start-shape="id8" draw:start-glue-point="10" draw:end-shape="id10" svg:d="M11922 19098l4699-1" svg:viewBox="0 0 4700 2">
          <text:p/>
        </draw:connector>
        <draw:frame draw:style-name="gr17" draw:text-style-name="P10" draw:layer="layout" svg:width="4.227cm" svg:height="1.039cm" svg:x="8.747cm" svg:y="15.478cm">
          <draw:text-box>
            <text:p text:style-name="P9"><text:span text:style-name="T3">/(greetings|</text:span><text:span text:style-name="T3">showall|…)</text:span></text:p>
            <text:p text:style-name="P9"><text:span text:style-name="T3">uwsgi://</text:span><text:span text:style-name="T3">flask:5000</text:span></text:p>
          </draw:text-box>
        </draw:frame>
        <draw:frame draw:style-name="gr18" draw:text-style-name="P11" draw:layer="layout" svg:width="3.042cm" svg:height="0.645cm" svg:x="12.938cm" svg:y="18.389cm">
          <draw:text-box>
            <text:p text:style-name="P9"><text:span text:style-name="T2">http://api:7000</text:span></text:p>
          </draw:text-box>
        </draw:frame>
        <draw:frame draw:style-name="gr19" draw:text-style-name="P11" draw:layer="layout" svg:width="3.381cm" svg:height="0.645cm" svg:x="16.525cm" svg:y="21.193cm">
          <draw:text-box>
            <text:p text:style-name="P9"><text:span text:style-name="T2">http://</text:span><text:span text:style-name="T2">redis:6379</text:span></text:p>
          </draw:text-box>
        </draw:frame>
        <draw:connector draw:style-name="gr11" draw:text-style-name="P5" draw:layer="layout" draw:type="line" svg:x1="14.228cm" svg:y1="13.7cm" svg:x2="14.208cm" svg:y2="14.843cm" draw:start-shape="id12" draw:start-glue-point="0" draw:end-shape="id9" draw:end-glue-point="4" svg:d="M14228 13700l-20 1143" svg:viewBox="0 0 21 1144">
          <text:p/>
        </draw:connector>
        <draw:connector draw:style-name="gr20" draw:text-style-name="P12" draw:layer="layout" svg:x1="6.27cm" svg:y1="11.541cm" svg:x2="14.228cm" svg:y2="13.7cm" draw:start-shape="id3" draw:start-glue-point="2" draw:end-shape="id12" draw:end-glue-point="0" svg:d="M6270 11541v1080h7958v1079" svg:viewBox="0 0 7959 2160">
          <text:p/>
        </draw:connector>
        <draw:frame draw:style-name="gr21" draw:text-style-name="P10" draw:layer="layout" svg:width="3.292cm" svg:height="1.039cm" svg:x="16.25cm" svg:y="15.478cm">
          <draw:text-box>
            <text:p text:style-name="P9"><text:span text:style-name="T3">/api*</text:span></text:p>
            <text:p text:style-name="P9"><text:span text:style-name="T3">uwsgi://api:6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1:15:06.726809847</meta:creation-date>
    <dc:date>2018-11-05T16:27:48.983109847</dc:date>
    <meta:editing-duration>PT50M</meta:editing-duration>
    <meta:editing-cycles>8</meta:editing-cycles>
    <meta:generator>LibreOffice/6.1.2.1$Linux_X86_64 LibreOffice_project/10$Build-1</meta:generator>
    <meta:document-statistic meta:object-count="29"/>
  </office:meta>
</office:document-meta>
</file>